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asy CRUD</text:p>
      <text:p text:style-name="Standard"/>
      <text:p text:style-name="Standard">Author: Luis F. Valdes I.</text:p>
      <text:p text:style-name="Standard">Date: April 10, 2012</text:p>
      <text:p text:style-name="Standard"/>
      <text:p text:style-name="Standard">Easy CRUD (EZCRUD) is a library that makes easier to create CRUD (Create, Read, Update, Delete) forms for an entity.</text:p>
      <text:p text:style-name="Standard">It consists of a base class BaseCRUD wich is a QWidget. This widget has some special atributes.</text:p>
      <text:p text:style-name="Standard">There are a number of buttons (New, Update, Delete, Save, Cancel, Print) on the top of the BaseCrud widget, those buttons are the ActionPanel.</text:p>
      <text:p text:style-name="Standard">Under ActionPanel is a QTabWidget and inside its first tab is a QTableView that shows the information of your entity.</text:p>
      <text:p text:style-name="Standard">When yu double click a row of the QTableView it calls a slot in order to get the id of the entity from QSqlQuery of the tableView's QSqlQueryModel.</text:p>
      <text:p text:style-name="Standard">By default the "id" is the zero index column of the model. After getting this value, the application checks if the entity is already been watched by searching the entity by its "id".</text:p>
      <text:p text:style-name="Standard">If the entity exists it change the index of the tabWidget to the index of the current "id", if not it creates two objects.</text:p>
      <text:p text:style-name="Standard">- OrmClass *registro: this is an ORM object that has the information data. This object also has a Qt Property for each member mapped to a table of the database.</text:p>
      <text:p text:style-name="Standard">- EntityView *widget: this pointer holds the address of an object that has the basic EntityWidget and a specialization of it.</text:p>
      <text:p text:style-name="Standard"/>
      <text:p text:style-name="Standard">The EntityView has a list of widgets with the same name of the properties of the OrmClass, those widgets are linked to the OrmClass's properties by calling the function Factory::createWidgetView</text:p>
      <text:p text:style-name="Standard">The function creates a DynamicWidget and a DynamicObject for each widget that match an OrmClass proper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0T14:28:17</meta:creation-date>
    <meta:document-statistic meta:table-count="0" meta:image-count="0" meta:object-count="0" meta:page-count="1" meta:paragraph-count="14" meta:word-count="274" meta:character-count="1559" meta:non-whitespace-character-count="1299"/>
    <dc:date>2012-04-10T14:28:45</dc:date>
    <meta:editing-duration>PT28S</meta:editing-duration>
    <meta:editing-cycles>1</meta:editing-cycles>
    <meta:generator>LibreOffice/3.4$Unix LibreOffice_project/340m1$Build-502</meta:generator>
  </office:meta>
</office:document-meta>
</file>